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952cm" fo:min-width="2.82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39cm" fo:min-width="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1cm" fo:min-width="1.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5cm" fo:min-width="4.6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175cm" fo:min-width="4.3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55cm" fo:min-width="1.5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75cm" fo:min-width="6.3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25cm" fo:min-width="5.7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45cm" fo:min-width="5.7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952cm" fo:min-width="3.24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4.15cm" fo:min-width="6.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line-height="115%" fo:text-align="justify"/>
    </style:style>
    <style:style style:name="P5" style:family="paragraph">
      <loext:graphic-properties draw:fill-color="#ffffff"/>
      <style:paragraph-properties fo:line-height="115%" fo:text-align="justify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7cm" svg:height="1.7cm" svg:x="5cm" svg:y="1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.505cm" svg:height="1.387cm" draw:transform="skewX (0.519409985393512) rotate (0.00226892802759263) translate (6.395cm 4.211cm)">
          <text:p text:style-name="P1">Pobierz liczbę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2cm" svg:height="2.7cm" svg:x="7.9cm" svg:y="7.3cm">
          <text:p text:style-name="P1">A &lt; 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4" draw:id="id4" draw:layer="layout" svg:width="5.1cm" svg:height="1.8cm" svg:x="11.2cm" svg:y="11.2cm">
          <text:p text:style-name="P1">Suma = 0 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4.8cm" svg:height="1.425cm" draw:transform="skewX (0.576307719008528) translate (3.5cm 13.1cm)">
          <text:p text:style-name="P1">Pobierz liczbę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4cm" svg:height="3.6cm" svg:x="11.8cm" svg:y="15.4cm">
          <text:p text:style-name="P1">A &gt; 0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xml:id="id7" draw:id="id7" draw:layer="layout" svg:width="6.8cm" svg:height="2cm" svg:x="2.1cm" svg:y="17.7cm">
          <text:p text:style-name="P1">Suma = suma + a % 10</text:p>
          <draw:enhanced-geometry svg:viewBox="0 0 21600 21600" draw:type="rectangle" draw:enhanced-path="M 0 0 L 21600 0 21600 21600 0 21600 0 0 Z N"/>
        </draw:custom-shape>
        <draw:custom-shape draw:style-name="gr8" draw:text-style-name="P2" xml:id="id8" draw:id="id8" draw:layer="layout" svg:width="6.2cm" svg:height="1.5cm" svg:x="2.5cm" svg:y="21.5cm">
          <text:p text:style-name="P1">A = int(A/10)</text:p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layout" svg:width="6.2cm" svg:height="1.7cm" draw:transform="skewX (0.526914901177088) translate (13.389cm 23.2cm)">
          <text:p text:style-name="P1">Wypisz sumę</text:p>
          <draw:enhanced-geometry svg:viewBox="0 0 21600 21600" draw:type="rectangle" draw:enhanced-path="M 0 0 L 21600 0 21600 21600 0 21600 0 0 Z N"/>
        </draw:custom-shape>
        <draw:custom-shape draw:style-name="gr10" draw:text-style-name="P2" xml:id="id10" draw:id="id10" draw:layer="layout" svg:width="5.3cm" svg:height="1.7cm" svg:x="13cm" svg:y="26.6cm">
          <text:p text:style-name="P1">Kon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line" svg:x1="7.35cm" svg:y1="3cm" svg:x2="8.647cm" svg:y2="4.206cm" draw:start-shape="id1" draw:start-glue-point="8" draw:end-shape="id2" draw:end-glue-point="0" svg:d="M7350 3000l1297 1206" svg:viewBox="0 0 1298 1207">
          <text:p/>
        </draw:connector>
        <draw:connector draw:style-name="gr11" draw:text-style-name="P3" draw:layer="layout" draw:type="line" svg:x1="7.857cm" svg:y1="5.595cm" svg:x2="9.5cm" svg:y2="7.3cm" draw:start-shape="id2" draw:start-glue-point="2" draw:end-shape="id3" draw:end-glue-point="4" svg:d="M7857 5595l1643 1705" svg:viewBox="0 0 1644 1706">
          <text:p/>
        </draw:connector>
        <draw:connector draw:style-name="gr12" draw:text-style-name="P3" draw:layer="layout" svg:x1="11.1cm" svg:y1="8.65cm" svg:x2="13.75cm" svg:y2="11.2cm" draw:start-shape="id3" draw:start-glue-point="7" draw:end-shape="id4" draw:end-glue-point="0" svg:d="M11100 8650h2650v2550" svg:viewBox="0 0 2651 2551">
          <text:p text:style-name="P1">Tak</text:p>
        </draw:connector>
        <draw:connector draw:style-name="gr11" draw:text-style-name="P3" draw:layer="layout" svg:x1="7.9cm" svg:y1="8.65cm" svg:x2="3.037cm" svg:y2="13.812cm" draw:start-shape="id3" draw:start-glue-point="5" draw:end-shape="id5" draw:end-glue-point="3" svg:d="M7900 8650h-5827v5162h964" svg:viewBox="0 0 5828 5163">
          <text:p/>
        </draw:connector>
        <draw:connector draw:style-name="gr12" draw:text-style-name="P3" draw:layer="layout" svg:x1="9.5cm" svg:y1="10cm" svg:x2="5.9cm" svg:y2="13.1cm" draw:start-shape="id3" draw:start-glue-point="6" draw:end-shape="id5" draw:end-glue-point="0" svg:d="M9500 10000v1550h-3600v1550" svg:viewBox="0 0 3601 3101">
          <text:p text:style-name="P1">Nie</text:p>
        </draw:connector>
        <draw:connector draw:style-name="gr11" draw:text-style-name="P3" draw:layer="layout" svg:x1="13.75cm" svg:y1="13cm" svg:x2="13.8cm" svg:y2="15.4cm" draw:start-shape="id4" draw:start-glue-point="2" draw:end-shape="id6" draw:end-glue-point="4" svg:d="M13750 13000v1200h50v1200" svg:viewBox="0 0 51 2401">
          <text:p/>
        </draw:connector>
        <draw:connector draw:style-name="gr12" draw:text-style-name="P3" draw:layer="layout" draw:line-skew="0cm -1.199cm" svg:x1="11.8cm" svg:y1="17.2cm" svg:x2="5.5cm" svg:y2="17.7cm" draw:start-shape="id6" draw:start-glue-point="5" draw:end-shape="id7" draw:end-glue-point="0" svg:d="M11800 17200h-1450v-1200h-4850v1700" svg:viewBox="0 0 6301 1701">
          <text:p text:style-name="P1">Tak</text:p>
        </draw:connector>
        <draw:connector draw:style-name="gr11" draw:text-style-name="P3" draw:layer="layout" svg:x1="8.7cm" svg:y1="22.25cm" svg:x2="13.8cm" svg:y2="19cm" draw:start-shape="id8" draw:start-glue-point="1" draw:end-shape="id6" draw:end-glue-point="6" svg:d="M8700 22250h5100v-3250" svg:viewBox="0 0 5101 3251">
          <text:p/>
        </draw:connector>
        <draw:connector draw:style-name="gr12" draw:text-style-name="P3" draw:layer="layout" svg:x1="15.8cm" svg:y1="17.2cm" svg:x2="16.489cm" svg:y2="23.2cm" draw:start-shape="id6" draw:start-glue-point="7" draw:end-shape="id9" draw:end-glue-point="0" svg:d="M15800 17200h689v6000" svg:viewBox="0 0 690 6001">
          <text:p text:style-name="P1">Nie</text:p>
        </draw:connector>
        <draw:connector draw:style-name="gr11" draw:text-style-name="P3" draw:layer="layout" draw:type="line" svg:x1="5.5cm" svg:y1="19.7cm" svg:x2="5.6cm" svg:y2="21.5cm" draw:start-shape="id7" draw:start-glue-point="2" draw:end-shape="id8" draw:end-glue-point="0" svg:d="M5500 19700l100 1800" svg:viewBox="0 0 101 1801">
          <text:p/>
        </draw:connector>
        <draw:connector draw:style-name="gr11" draw:text-style-name="P3" draw:layer="layout" draw:type="line" svg:x1="15.5cm" svg:y1="24.9cm" svg:x2="15.65cm" svg:y2="26.6cm" draw:start-shape="id9" draw:start-glue-point="2" draw:end-shape="id10" draw:end-glue-point="4" svg:d="M15500 24900l150 1700" svg:viewBox="0 0 151 1701">
          <text:p/>
        </draw:connector>
        <draw:custom-shape draw:style-name="gr13" draw:text-style-name="P5" draw:layer="layout" svg:width="7.4cm" svg:height="4.4cm" svg:x="12.3cm" svg:y="2.2cm">
          <text:p text:style-name="P4">Program sumuje cyfry</text:p>
          <text:p text:style-name="P4">składowe liczby podanej</text:p>
          <text:p text:style-name="P4">przez użytkownika, które</text:p>
          <text:p text:style-name="P4">są co najmniej 2-cyfrowe </text:p>
          <text:p text:style-name="P4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21:13:30.265661403</meta:creation-date>
    <dc:date>2018-10-03T21:25:06.337550549</dc:date>
    <meta:editing-duration>PT15S</meta:editing-duration>
    <meta:editing-cycles>1</meta:editing-cycles>
    <meta:document-statistic meta:object-count="22"/>
    <meta:generator>LibreOffice/6.0.0.3$MacOSX_X86_64 LibreOffice_project/64a0f66915f38c6217de274f0aa8e15618924765</meta:generator>
  </office:meta>
</office:document-meta>
</file>